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adius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Offset X</text:p>
          </table:table-cell>
          <table:table-cell office:value-type="string">
            <text:p>Offset 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ngle 1</text:p>
          </table:table-cell>
          <table:table-cell table:formula="of:=90+22.5" office:value-type="float" office:value="112.5">
            <text:p>112.5</text:p>
          </table:table-cell>
          <table:table-cell/>
          <table:table-cell table:formula="of:=[.$B$1]*COS(RADIANS([.B3]))" office:value-type="float" office:value="-0.658215503667954">
            <text:p>-0.6582155037</text:p>
          </table:table-cell>
          <table:table-cell table:formula="of:=[.$B$1]*SIN(RADIANS([.B3]))" office:value-type="float" office:value="1.58907279591941">
            <text:p>1.5890727959</text:p>
          </table:table-cell>
          <table:table-cell table:style-name="ce1" table:formula="of:=5+[.D3]" office:value-type="float" office:value="4.34178449633205">
            <text:p>4.3417844963</text:p>
          </table:table-cell>
          <table:table-cell table:formula="of:=5-[.E3]" office:value-type="float" office:value="3.41092720408059">
            <text:p>3.4109272041</text:p>
          </table:table-cell>
          <table:table-cell table:number-columns-repeated="3"/>
        </table:table-row>
        <table:table-row table:style-name="ro1">
          <table:table-cell office:value-type="string">
            <text:p>Angle 2</text:p>
          </table:table-cell>
          <table:table-cell table:formula="of:=[.B3]+60" office:value-type="float" office:value="172.5">
            <text:p>172.5</text:p>
          </table:table-cell>
          <table:table-cell/>
          <table:table-cell table:formula="of:=[.$B$1]*COS(RADIANS([.B4]))" office:value-type="float" office:value="-1.70528516156295">
            <text:p>-1.7052851616</text:p>
          </table:table-cell>
          <table:table-cell table:formula="of:=[.$B$1]*SIN(RADIANS([.B4]))" office:value-type="float" office:value="0.224505050618489">
            <text:p>0.2245050506</text:p>
          </table:table-cell>
          <table:table-cell table:style-name="ce1" table:formula="of:=5+[.D4]" office:value-type="float" office:value="3.29471483843705">
            <text:p>3.2947148384</text:p>
          </table:table-cell>
          <table:table-cell table:formula="of:=5-[.E4]" office:value-type="float" office:value="4.77549494938151">
            <text:p>4.7754949494</text:p>
          </table:table-cell>
          <table:table-cell table:number-columns-repeated="3"/>
        </table:table-row>
        <table:table-row table:style-name="ro1">
          <table:table-cell office:value-type="string">
            <text:p>Angle 3</text:p>
          </table:table-cell>
          <table:table-cell table:formula="of:=[.B4]+60" office:value-type="float" office:value="232.5">
            <text:p>232.5</text:p>
          </table:table-cell>
          <table:table-cell/>
          <table:table-cell table:formula="of:=[.$B$1]*COS(RADIANS([.B5]))" office:value-type="float" office:value="-1.047069657895">
            <text:p>-1.0470696579</text:p>
          </table:table-cell>
          <table:table-cell table:formula="of:=[.$B$1]*SIN(RADIANS([.B5]))" office:value-type="float" office:value="-1.36456774530092">
            <text:p>-1.3645677453</text:p>
          </table:table-cell>
          <table:table-cell table:style-name="ce1" table:formula="of:=5+[.D5]" office:value-type="float" office:value="3.952930342105">
            <text:p>3.9529303421</text:p>
          </table:table-cell>
          <table:table-cell table:formula="of:=5-[.E5]" office:value-type="float" office:value="6.36456774530092">
            <text:p>6.3645677453</text:p>
          </table:table-cell>
          <table:table-cell table:number-columns-repeated="2"/>
          <table:table-cell office:value-type="float" office:value="2725">
            <text:p>2725</text:p>
          </table:table-cell>
        </table:table-row>
        <table:table-row table:style-name="ro1">
          <table:table-cell office:value-type="string">
            <text:p>Angle 4</text:p>
          </table:table-cell>
          <table:table-cell table:formula="of:=[.B5]+60" office:value-type="float" office:value="292.5">
            <text:p>292.5</text:p>
          </table:table-cell>
          <table:table-cell/>
          <table:table-cell table:formula="of:=[.$B$1]*COS(RADIANS([.B6]))" office:value-type="float" office:value="0.658215503667955">
            <text:p>0.6582155037</text:p>
          </table:table-cell>
          <table:table-cell table:formula="of:=[.$B$1]*SIN(RADIANS([.B6]))" office:value-type="float" office:value="-1.58907279591941">
            <text:p>-1.5890727959</text:p>
          </table:table-cell>
          <table:table-cell table:style-name="ce1" table:formula="of:=5+[.D6]" office:value-type="float" office:value="5.65821550366796">
            <text:p>5.6582155037</text:p>
          </table:table-cell>
          <table:table-cell table:formula="of:=5-[.E6]" office:value-type="float" office:value="6.58907279591941">
            <text:p>6.5890727959</text:p>
          </table:table-cell>
          <table:table-cell table:number-columns-repeated="3"/>
        </table:table-row>
        <table:table-row table:style-name="ro1">
          <table:table-cell office:value-type="string">
            <text:p>Angle 5</text:p>
          </table:table-cell>
          <table:table-cell table:formula="of:=[.B6]+60" office:value-type="float" office:value="352.5">
            <text:p>352.5</text:p>
          </table:table-cell>
          <table:table-cell/>
          <table:table-cell table:formula="of:=[.$B$1]*COS(RADIANS([.B7]))" office:value-type="float" office:value="1.70528516156295">
            <text:p>1.7052851616</text:p>
          </table:table-cell>
          <table:table-cell table:formula="of:=[.$B$1]*SIN(RADIANS([.B7]))" office:value-type="float" office:value="-0.224505050618489">
            <text:p>-0.2245050506</text:p>
          </table:table-cell>
          <table:table-cell table:style-name="ce1" table:formula="of:=5+[.D7]" office:value-type="float" office:value="6.70528516156295">
            <text:p>6.7052851616</text:p>
          </table:table-cell>
          <table:table-cell table:formula="of:=5-[.E7]" office:value-type="float" office:value="5.22450505061849">
            <text:p>5.2245050506</text:p>
          </table:table-cell>
          <table:table-cell table:number-columns-repeated="3"/>
        </table:table-row>
        <table:table-row table:style-name="ro1">
          <table:table-cell office:value-type="string">
            <text:p>Angle 6</text:p>
          </table:table-cell>
          <table:table-cell table:formula="of:=[.B7]+60" office:value-type="float" office:value="412.5">
            <text:p>412.5</text:p>
          </table:table-cell>
          <table:table-cell/>
          <table:table-cell table:formula="of:=[.$B$1]*COS(RADIANS([.B8]))" office:value-type="float" office:value="1.047069657895">
            <text:p>1.0470696579</text:p>
          </table:table-cell>
          <table:table-cell table:formula="of:=[.$B$1]*SIN(RADIANS([.B8]))" office:value-type="float" office:value="1.36456774530092">
            <text:p>1.3645677453</text:p>
          </table:table-cell>
          <table:table-cell table:style-name="ce1" table:formula="of:=5+[.D8]" office:value-type="float" office:value="6.047069657895">
            <text:p>6.0470696579</text:p>
          </table:table-cell>
          <table:table-cell table:formula="of:=5-[.E8]" office:value-type="float" office:value="3.63543225469908">
            <text:p>3.635432254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270+22.5" office:value-type="float" office:value="292.5">
            <text:p>292.5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4/16/2017</text:date>, <text:time>20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Michael</meta:initial-creator>
    <meta:creation-date>2017-04-15T08:12:44.94</meta:creation-date>
    <dc:date>2017-04-16T20:30:59.05</dc:date>
    <dc:creator>Sam Michael</dc:creator>
    <meta:editing-duration>P1DT11H47M53S</meta:editing-duration>
    <meta:editing-cycles>1</meta:editing-cycles>
    <meta:document-statistic meta:table-count="3" meta:cell-count="44" meta:object-count="0"/>
    <meta:generator>OpenOffice/4.1.3$Win32 OpenOffice.org_project/413m1$Build-9783</meta:generator>
  </office:meta>
</office:document-meta>
</file>